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2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9.195cm" fo:break-before="auto" style:use-optimal-row-height="true"/>
    </style:style>
    <style:style style:name="ro4" style:family="table-row">
      <style:table-row-properties style:row-height="7.031cm" fo:break-before="auto" style:use-optimal-row-height="true"/>
    </style:style>
    <style:style style:name="ro5" style:family="table-row">
      <style:table-row-properties style:row-height="7.572cm" fo:break-before="auto" style:use-optimal-row-height="true"/>
    </style:style>
    <style:style style:name="ro6" style:family="table-row">
      <style:table-row-properties style:row-height="6.491cm" fo:break-before="auto" style:use-optimal-row-height="true"/>
    </style:style>
    <style:style style:name="ro7" style:family="table-row">
      <style:table-row-properties style:row-height="4.868cm" fo:break-before="auto" style:use-optimal-row-height="true"/>
    </style:style>
    <style:style style:name="ro8" style:family="table-row">
      <style:table-row-properties style:row-height="5.95cm" fo:break-before="auto" style:use-optimal-row-height="true"/>
    </style:style>
    <style:style style:name="ro9" style:family="table-row">
      <style:table-row-properties style:row-height="5.408cm" fo:break-before="auto" style:use-optimal-row-height="true"/>
    </style:style>
    <style:style style:name="ro10" style:family="table-row">
      <style:table-row-properties style:row-height="11.359cm" fo:break-before="auto" style:use-optimal-row-height="true"/>
    </style:style>
    <style:style style:name="ro11" style:family="table-row">
      <style:table-row-properties style:row-height="10.278cm" fo:break-before="auto" style:use-optimal-row-height="true"/>
    </style:style>
    <style:style style:name="ro12" style:family="table-row">
      <style:table-row-properties style:row-height="8.114cm" fo:break-before="auto" style:use-optimal-row-height="true"/>
    </style:style>
    <style:style style:name="ro13" style:family="table-row">
      <style:table-row-properties style:row-height="9.737cm" fo:break-before="auto" style:use-optimal-row-height="true"/>
    </style:style>
    <style:style style:name="ro14" style:family="table-row">
      <style:table-row-properties style:row-height="10.818cm" fo:break-before="auto" style:use-optimal-row-height="true"/>
    </style:style>
    <style:style style:name="ro15" style:family="table-row">
      <style:table-row-properties style:row-height="3.246cm" fo:break-before="auto" style:use-optimal-row-height="true"/>
    </style:style>
    <style:style style:name="ro16" style:family="table-row">
      <style:table-row-properties style:row-height="3.785cm" fo:break-before="auto" style:use-optimal-row-height="true"/>
    </style:style>
    <style:style style:name="ro17" style:family="table-row">
      <style:table-row-properties style:row-height="4.3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admin_panel_finder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/>
          <table:table-cell office:value-type="string" calcext:value-type="string">
            <text:p>27 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cpanel_bruteforce.py: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directory_finder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drupal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A FTP-related module is being imported. <text:s/>FTP is considered insecure. Use SSH/SFTP/SCP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2-import-ftp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FTP-related functions are being called. FTP is considered insecure. Use SSH/SFTP/SCP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21-ftp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joomla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joomla_simplified.py: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kubernetes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lda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magento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office365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opencart_bruteforce.py: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prestashop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rd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ubprocess call with shell=True identifi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rdp_bruteforc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2_subprocess_popen_with_shell_equals_tru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sh_bruteforce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sh_bruteforce.py: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ubdomain_finder.py: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A telnet-related module is being imported. <text:s/>Telnet is considered insecure. Use SSH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1-import-telnet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elnet-related functions are being called. Telnet is considered insecure. Use SSH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12-telnet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voi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ebshell_finder.py: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ebshell_finder.py: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ifi_bruteforce.py: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ifi_bruteforce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oocommerce_bruteforce.py: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ordpress_bruteforce.py: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6" office:value-type="string" calcext:value-type="string">
            <text:p>Файл/строка</text:p>
          </table:table-cell>
          <table:table-cell table:style-name="ce6" office:value-type="string" calcext:value-type="string">
            <text:p>Фрагмент кода</text:p>
          </table:table-cell>
          <table:table-cell table:style-name="ce6" office:value-type="string" calcext:value-type="string">
            <text:p>Описание ошибки</text:p>
          </table:table-cell>
          <table:table-cell table:style-name="ce6" office:value-type="string" calcext:value-type="string">
            <text:p>Классификация CWE/Тип</text:p>
          </table:table-cell>
          <table:table-cell table:style-name="ce6" office:value-type="string" calcext:value-type="string">
            <text:p>Рекомендации по устранению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files/rdp_bruteforce.py : 67-68</text:p>
          </table:table-cell>
          <table:table-cell table:style-name="ce8" office:value-type="string" calcext:value-type="string">
            <text:p>cmd = f'xfreerdp ... /p:{password} ...'&lt;br&gt;subprocess.call(cmd, shell=True, ...)</text:p>
          </table:table-cell>
          <table:table-cell table:style-name="ce7" office:value-type="string" calcext:value-type="string">
            <text:p>Критическая уязвимость. Прямая инъекция команд ОС. Переменные username или password подставляются в строковую команду, которая исполняется оболочкой (shell=True). Если пароль содержит спецсимволы (например, ; rm -rf /), они будут выполнены.</text:p>
          </table:table-cell>
          <table:table-cell table:style-name="ce7" office:value-type="string" calcext:value-type="string">
            <text:p>CWE-78: OS Command Injection</text:p>
          </table:table-cell>
          <table:table-cell table:style-name="ce8" office:value-type="string" calcext:value-type="string">
            <text:p>Использовать subprocess.call с аргументом shell=False и передавать команду как список аргументов: ['xfreerdp', '/u:'+username, ...].</text:p>
          </table:table-cell>
          <table:table-cell office:value-type="string" calcext:value-type="string">
            <text:p>ОН</text:p>
          </table:table-cell>
        </table:table-row>
        <table:table-row table:style-name="ro4">
          <table:table-cell/>
          <table:table-cell table:style-name="ce7" office:value-type="string" calcext:value-type="string">
            <text:p>files/wifi_bruteforce.py : 90</text:p>
          </table:table-cell>
          <table:table-cell table:style-name="ce8" office:value-type="string" calcext:value-type="string">
            <text:p>command = f"aircrack-ng {pcap_file} ..."&lt;br&gt;os.system(command)</text:p>
          </table:table-cell>
          <table:table-cell table:style-name="ce7" office:value-type="string" calcext:value-type="string">
            <text:p>Критическая уязвимость. Аналогичная инъекция команд через os.system. Если пользователь введет имя файла с точкой с запятой или другим разделителем команд, будет выполнен произвольный код.</text:p>
          </table:table-cell>
          <table:table-cell table:style-name="ce7" office:value-type="string" calcext:value-type="string">
            <text:p>CWE-78: OS Command Injection</text:p>
          </table:table-cell>
          <table:table-cell table:style-name="ce8" office:value-type="string" calcext:value-type="string">
            <text:p>Заменить os.system на subprocess.run(['aircrack-ng', pcap_file, ...]). Никогда не использовать os.system с пользовательским вводом.</text:p>
          </table:table-cell>
          <table:table-cell office:value-type="string" calcext:value-type="string">
            <text:p>ОН</text:p>
          </table:table-cell>
        </table:table-row>
        <table:table-row table:style-name="ro5">
          <table:table-cell/>
          <table:table-cell table:style-name="ce7" office:value-type="string" calcext:value-type="string">
            <text:p>files/ssh_bruteforce.py : 74</text:p>
          </table:table-cell>
          <table:table-cell table:style-name="ce8" office:value-type="string" calcext:value-type="string">
            <text:p>client.set_missing_host_key_policy(paramiko.AutoAddPolicy())</text:p>
          </table:table-cell>
          <table:table-cell table:style-name="ce8" office:value-type="string" calcext:value-type="string">
            <text:p>Игнорирование проверки ключей хоста SSH. Клиент автоматически доверяет любому серверу. Это делает инструмент уязвимым для атак "Человек посередине" (MitM), позволяя перехватить передаваемые учетные данные.</text:p>
          </table:table-cell>
          <table:table-cell table:style-name="ce7" office:value-type="string" calcext:value-type="string">
            <text:p>CWE-295: Improper Certificate Validation</text:p>
          </table:table-cell>
          <table:table-cell table:style-name="ce8" office:value-type="string" calcext:value-type="string">
            <text:p>Использовать RejectPolicy или WarningPolicy, либо проверять ключи против локального файла known_hosts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table:style-name="ce7" office:value-type="string" calcext:value-type="string">
            <text:p>files/cpanel_bruteforce.py : 57</text:p>
          </table:table-cell>
          <table:table-cell table:style-name="ce8" office:value-type="string" calcext:value-type="string">
            <text:p>logging.info(success_msg)&lt;br&gt;(где msg содержит пароль)</text:p>
          </table:table-cell>
          <table:table-cell table:style-name="ce8" office:value-type="string" calcext:value-type="string">
            <text:p>Запись чувствительной информации (найденных паролей) в лог-файлы в открытом виде. Если логи станут доступны третьим лицам, данные будут скомпрометированы.</text:p>
          </table:table-cell>
          <table:table-cell table:style-name="ce7" office:value-type="string" calcext:value-type="string">
            <text:p>CWE-532: Insertion of Sensitive Info into Log File</text:p>
          </table:table-cell>
          <table:table-cell table:style-name="ce8" office:value-type="string" calcext:value-type="string">
            <text:p>Маскировать пароли при записи в лог или не логировать их вовсе, сохраняя только факт успеха в защищенное хранилище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7" office:value-type="string" calcext:value-type="string">
            <text:p>files/ftp_bruteforce.py : 79</text:p>
          </table:table-cell>
          <table:table-cell table:style-name="ce8" office:value-type="string" calcext:value-type="string">
            <text:p>ftp.login(user=username, passwd=password)</text:p>
          </table:table-cell>
          <table:table-cell table:style-name="ce8" office:value-type="string" calcext:value-type="string">
            <text:p>Использование протокола FTP, передающего данные в открытом виде. Учетные данные могут быть перехвачены снифферами трафика в сети.</text:p>
          </table:table-cell>
          <table:table-cell table:style-name="ce7" office:value-type="string" calcext:value-type="string">
            <text:p>CWE-319: Cleartext Transmission of Sensitive Information</text:p>
          </table:table-cell>
          <table:table-cell table:style-name="ce8" office:value-type="string" calcext:value-type="string">
            <text:p>Использовать FTPS (FTP_TLS из модуля ftplib) или SFTP, если сервер поддерживает безопасное соединение.</text:p>
          </table:table-cell>
          <table:table-cell office:value-type="string" calcext:value-type="string">
            <text:p>ОН</text:p>
          </table:table-cell>
        </table:table-row>
        <table:table-row table:style-name="ro6">
          <table:table-cell/>
          <table:table-cell table:style-name="ce7" office:value-type="string" calcext:value-type="string">
            <text:p>kraken.py : 89</text:p>
          </table:table-cell>
          <table:table-cell table:style-name="ce8" office:value-type="string" calcext:value-type="string">
            <text:p>subprocess.call(['python', script_path])</text:p>
          </table:table-cell>
          <table:table-cell table:style-name="ce8" office:value-type="string" calcext:value-type="string">
            <text:p>Неявный вызов интерпретатора. Команда полагается на то, что python находится в системном PATH и является нужной версией. Это может привести к запуску не того окружения или перехвату вызова.</text:p>
          </table:table-cell>
          <table:table-cell table:style-name="ce7" office:value-type="string" calcext:value-type="string">
            <text:p>CWE-427: Uncontrolled Search Path Element</text:p>
          </table:table-cell>
          <table:table-cell table:style-name="ce8" office:value-type="string" calcext:value-type="string">
            <text:p>Использовать sys.executable для явного указания текущего интерпретатора Python: subprocess.call([sys.executable, script_path])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7" office:value-type="string" calcext:value-type="string">
            <text:p>files/woocommerce_bruteforce.py : 76</text:p>
          </table:table-cell>
          <table:table-cell table:style-name="ce8" office:value-type="string" calcext:value-type="string">
            <text:p>re.search(...).group(1)</text:p>
          </table:table-cell>
          <table:table-cell table:style-name="ce8" office:value-type="string" calcext:value-type="string">
            <text:p>Отсутствие обработки ошибок при парсинге. Если регулярное выражение не найдет совпадение, вызов .group(1) вызовет исключение AttributeError и аварийное завершение потока.</text:p>
          </table:table-cell>
          <table:table-cell table:style-name="ce7" office:value-type="string" calcext:value-type="string">
            <text:p>CWE-703: Improper Check or Handling of Exceptional Conditions</text:p>
          </table:table-cell>
          <table:table-cell table:style-name="ce8" office:value-type="string" calcext:value-type="string">
            <text:p>Проверять результат re.search перед доступом к группе: if match: val = match.group(1)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table:style-name="ce7" office:value-type="string" calcext:value-type="string">
            <text:p>files/admin_panel_finder.py : 126</text:p>
          </table:table-cell>
          <table:table-cell table:style-name="ce8" office:value-type="string" calcext:value-type="string">
            <text:p>requests.get(full_url, ...)</text:p>
          </table:table-cell>
          <table:table-cell table:style-name="ce8" office:value-type="string" calcext:value-type="string">
            <text:p>Отсутствие валидации целевого URL. Если пользователь введет адрес внутренней инфраструктуры (например, http://localhost:8080 или http://169.254.169.254), скрипт выполнит сканирование внутренней сети (SSRF).</text:p>
          </table:table-cell>
          <table:table-cell table:style-name="ce7" office:value-type="string" calcext:value-type="string">
            <text:p>CWE-918: Server-Side Request Forgery (SSRF)</text:p>
          </table:table-cell>
          <table:table-cell table:style-name="ce8" office:value-type="string" calcext:value-type="string">
            <text:p>Внедрить "белый список" доменов или запретить запросы к диапазонам частных IP-адресов, если инструмент используется как веб-сервис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7" office:value-type="string" calcext:value-type="string">
            <text:p>files/*.py (общая проблема)</text:p>
          </table:table-cell>
          <table:table-cell table:style-name="ce8" office:value-type="string" calcext:value-type="string">
            <text:p>threads = int(input(...))</text:p>
          </table:table-cell>
          <table:table-cell table:style-name="ce8" office:value-type="string" calcext:value-type="string">
            <text:p>Отсутствие ограничения на количество потоков. Пользователь может ввести огромное число, что приведет к исчерпанию ресурсов системы (Memory/CPU exhaustion) и отказу в обслуживании (DoS) самой машины атакующего.</text:p>
          </table:table-cell>
          <table:table-cell table:style-name="ce7" office:value-type="string" calcext:value-type="string">
            <text:p>CWE-400: Uncontrolled Resource Consumption</text:p>
          </table:table-cell>
          <table:table-cell table:style-name="ce8" office:value-type="string" calcext:value-type="string">
            <text:p>Установить жесткий лимит на количество потоков, например: threads = min(int(user_input), 100)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7" office:value-type="string" calcext:value-type="string">
            <text:p>files/*.py (общая проблема)</text:p>
          </table:table-cell>
          <table:table-cell table:style-name="ce8" office:value-type="string" calcext:value-type="string">
            <text:p>from random import choice</text:p>
          </table:table-cell>
          <table:table-cell table:style-name="ce8" office:value-type="string" calcext:value-type="string">
            <text:p>Использование генератора псевдослучайных чисел random для задач, которые могут требовать криптостойкости (хотя в данном коде это в основном UI, привычка опасная).</text:p>
          </table:table-cell>
          <table:table-cell table:style-name="ce7" office:value-type="string" calcext:value-type="string">
            <text:p>CWE-338: Use of Cryptographically Weak PRNG</text:p>
          </table:table-cell>
          <table:table-cell table:style-name="ce8" office:value-type="string" calcext:value-type="string">
            <text:p>Для любых операций, связанных с безопасностью (генерация токенов, ключей), использовать модуль secrets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7" office:value-type="string" calcext:value-type="string">
            <text:p>kraken.py : 27-29</text:p>
          </table:table-cell>
          <table:table-cell table:style-name="ce8" office:value-type="string" calcext:value-type="string">
            <text:p>os.system('cls') / os.system('clear')</text:p>
          </table:table-cell>
          <table:table-cell table:style-name="ce8" office:value-type="string" calcext:value-type="string">
            <text:p>Использование os.system считается плохой практикой ("code smell"), так как порождает подоболочку. Хотя здесь риск инъекции минимален (статичная строка), это неэффективно.</text:p>
          </table:table-cell>
          <table:table-cell table:style-name="ce7" office:value-type="string" calcext:value-type="string">
            <text:p>Bad Practice / Эвристика AI</text:p>
          </table:table-cell>
          <table:table-cell table:style-name="ce8" office:value-type="string" calcext:value-type="string">
            <text:p>Использовать библиотеки для кроссплатформенной очистки экрана или просто печатать ANSI escape-последовательности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admin_panel_finder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cpanel_bruteforce.py: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directory_finder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drupal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A FTP-related module is being imported. <text:s/>FTP is considered insecure. Use SSH/SFTP/SCP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2-import-ftp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FTP-related functions are being called. FTP is considered insecure. Use SSH/SFTP/SCP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21-ftp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joomla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joomla_simplified.py: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kubernetes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lda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magento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office365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opencart_bruteforce.py: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prestashop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rd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ubprocess call with shell=True identifi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rdp_bruteforc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2_subprocess_popen_with_shell_equals_tru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sh_bruteforce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sh_bruteforce.py: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ubdomain_finder.py: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A telnet-related module is being imported. <text:s/>Telnet is considered insecure. Use SSH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1-import-telnet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elnet-related functions are being called. Telnet is considered insecure. Use SSH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12-telnet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voi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ebshell_finder.py: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ebshell_finder.py: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ifi_bruteforce.py: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ifi_bruteforce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/>
          <table:table-cell office:value-type="string" calcext:value-type="string">
            <text:p>29 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oocommerce_bruteforce.py: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ordpress_bruteforce.py: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6" office:value-type="string" calcext:value-type="string">
            <text:p>Файл/строка</text:p>
          </table:table-cell>
          <table:table-cell table:style-name="ce6" office:value-type="string" calcext:value-type="string">
            <text:p>Фрагмент кода</text:p>
          </table:table-cell>
          <table:table-cell table:style-name="ce6" office:value-type="string" calcext:value-type="string">
            <text:p>Описание ошибки</text:p>
          </table:table-cell>
          <table:table-cell table:style-name="ce6" office:value-type="string" calcext:value-type="string">
            <text:p>Классификация CWE/Тип</text:p>
          </table:table-cell>
          <table:table-cell table:style-name="ce6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table:style-name="ce8" office:value-type="string" calcext:value-type="string">
            <text:p>kraken.py: execute_script() ~ lines с вызовом subprocess.call </text:p>
            <text:p>Kraken</text:p>
          </table:table-cell>
          <table:table-cell table:style-name="ce8" office:value-type="string" calcext:value-type="string">
            <text:p>python\nif os.name == 'nt':\n subprocess.call(['python', script_path])\nelse:\n subprocess.call(['python3', script_path])\n</text:p>
          </table:table-cell>
          <table:table-cell table:style-name="ce8" office:value-type="string" calcext:value-type="string">
            <text:p>Запуск внешних скриптов через subprocess.call — потенциальный вектор для исполнения команд/непреднамеренного запуска кода (если script_path изменится или передаётся неконтролируемо). Даже при использовании списка аргументов опасность исполнения неподконтрольного файла сохраняется.</text:p>
          </table:table-cell>
          <table:table-cell table:style-name="ce7" office:value-type="string" calcext:value-type="string">
            <text:p>CWE-78 — OS Command Injection / Unsafe External Execution</text:p>
          </table:table-cell>
          <table:table-cell table:style-name="ce8" office:value-type="string" calcext:value-type="string">
            <text:p>Не исполнять скрипты через отдельный процесс без необходимости. Вместо этого: 1) валидировать script_name по белому списку (у вас есть tools_mapping — используйте его и не позволяйте пользователю передавать путь напрямую); 2) использовать прямой импорт модулей и вызов функций (например importlib), или запускать процессы в изолированной среде; 3) если процесс необходим — всегда передавать аргументы в виде списка (уже сделано) и избегать shell=True; 4) использовать абсолютные, заранее проверенные пути; 5) логировать и ограничивать права на исполняемые файлы.</text:p>
          </table:table-cell>
          <table:table-cell office:value-type="string" calcext:value-type="string">
            <text:p>ОН</text:p>
          </table:table-cell>
        </table:table-row>
        <table:table-row table:style-name="ro11">
          <table:table-cell/>
          <table:table-cell table:style-name="ce8" office:value-type="string" calcext:value-type="string">
            <text:p>files/directory_finder.py: run() — dict-comprehension с queue.get() (в нескольких поисковиках) </text:p>
            <text:p>Kraken</text:p>
          </table:table-cell>
          <table:table-cell table:style-name="ce8" office:value-type="string" calcext:value-type="string">
            <text:p>python\nwith ThreadPoolExecutor(max_workers=self.num_threads) as executor:\n futures = {executor.submit(self.check_path, self.queue.get()): self.queue.get() for _ in range(self.queue.qsize())}\n for future in as_completed(futures):\n path = futures[future]\n ...\n</text:p>
          </table:table-cell>
          <table:table-cell table:style-name="ce8" office:value-type="string" calcext:value-type="string">
            <text:p>Логическая ошибка: self.queue.get() вызывается дважды в выражении (в аргументе submit и в значении маппинга). Это приводит к потреблению двух разных элементов очереди на одну итерацию — пропуски/несоответствия и возможные исключения. Также код не устойчив к конкурентному доступу к очереди при изменяемом размере.</text:p>
          </table:table-cell>
          <table:table-cell table:style-name="ce7" office:value-type="string" calcext:value-type="string">
            <text:p>Эвристика AI / Logic Flaw (также проявляет возможную race-условность)</text:p>
          </table:table-cell>
          <table:table-cell table:style-name="ce8" office:value-type="string" calcext:value-type="string">
            <text:p>Извлечь все элементы очереди в локальный список до создания задач: items = [self.queue.get() for _ in range(self.queue.qsize())] затем futures = {executor.submit(self.check_path, item): item for item in items}. Это устраняет двойное потребление и делает соответствие future -&gt; item однозначным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table:style-name="ce8" office:value-type="string" calcext:value-type="string">
            <text:p>files/admin_panel_finder.py: check_path() — инкремент счётчика без защиты (требуется многопоточность) </text:p>
            <text:p>Kraken</text:p>
          </table:table-cell>
          <table:table-cell table:style-name="ce8" office:value-type="string" calcext:value-type="string">
            <text:p>python\nself.attempt_number += 1\nprogress = f\"{(self.attempt_number/self.total_attempts) * 100:.2f}%\"\n</text:p>
          </table:table-cell>
          <table:table-cell table:style-name="ce8" office:value-type="string" calcext:value-type="string">
            <text:p>Несинхронизированное изменение разделяемого состояния (self.attempt_number) из нескольких потоков ведёт к race condition — неверные счётчики, потеря обновлений, непредсказуемое поведение.</text:p>
          </table:table-cell>
          <table:table-cell table:style-name="ce7" office:value-type="string" calcext:value-type="string">
            <text:p>CWE-362 — Race Condition / Эвристика AI</text:p>
          </table:table-cell>
          <table:table-cell table:style-name="ce8" office:value-type="string" calcext:value-type="string">
            <text:p>Использовать threading.Lock() или threading.RLock() вокруг операций изменения общего состояния: with self.lock: self.attempt_number += 1. Альтернатива — использовать атомарные структуры (например, collections.Counter с синхронизацией) или concurrent.futures с подсчётом на стороне main-потока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8" office:value-type="string" calcext:value-type="string">
            <text:p>files/subdomain_finder.py: run() — такой же pattern queue.get() дважды (повторяется в нескольких файлах) </text:p>
            <text:p>Kraken</text:p>
          </table:table-cell>
          <table:table-cell table:style-name="ce8" office:value-type="string" calcext:value-type="string">
            <text:p>python\nfutures = {executor.submit(self.check_subdomain, self.queue.get()): self.queue.get() for _ in range(self.queue.qsize())}\n</text:p>
          </table:table-cell>
          <table:table-cell table:style-name="ce8" office:value-type="string" calcext:value-type="string">
            <text:p>Дублирование вызова queue.get() — та же логическая ошибка/ошибка синхронизации, приведёт к пропускам значений или несоответствию future-&gt;subdomain.</text:p>
          </table:table-cell>
          <table:table-cell table:style-name="ce7" office:value-type="string" calcext:value-type="string">
            <text:p>Эвристика AI / Logic Flaw</text:p>
          </table:table-cell>
          <table:table-cell table:style-name="ce8" office:value-type="string" calcext:value-type="string">
            <text:p>См. рекомендацию для DirectoryFinder: сначала собрать список элементов очереди, затем создавать futures на основе этого списка; либо использовать executor.submit в цикле, передавая элемент в задачу, и собирать маппинг корректно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8" office:value-type="string" calcext:value-type="string">
            <text:p>files/* — множественные места: запись найденных пар логин:пароль в результаты (plain text) — пример cpanel_hacked.txt в cpanel_bruteforce.py </text:p>
            <text:p>Kraken</text:p>
          </table:table-cell>
          <table:table-cell table:style-name="ce8" office:value-type="string" calcext:value-type="string">
            <text:p>python\nwith open(os.path.join(results_dir, 'cpanel_hacked.txt'), 'a') as result_file:\n result_file.write(success_msg + \"\\n\")\n</text:p>
          </table:table-cell>
          <table:table-cell table:style-name="ce8" office:value-type="string" calcext:value-type="string">
            <text:p>Сохранение учётных данных/успешных попыток в открытом виде на диск — утечка чувствительной информации, риск компрометации журналов/файлов.</text:p>
          </table:table-cell>
          <table:table-cell table:style-name="ce7" office:value-type="string" calcext:value-type="string">
            <text:p>CWE-312 — Cleartext Storage of Sensitive Information (Хранение в открытом виде) / CWE-532 — Information Exposure Through Logs</text:p>
          </table:table-cell>
          <table:table-cell table:style-name="ce8" office:value-type="string" calcext:value-type="string">
            <text:p>Не сохранять реальные пароли в логах/файлах. Если нужно сохранять результаты — а) хешировать/маскировать части (например user:***REDACTED***), б) шифровать файлы (использовать KMS/хранилище секретов), в) применять строгие права доступа к файлам (chmod 600) и хранить в защищённых хранилищах (vault). Документировать, почему и где чувствительная информация сохраняется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8" office:value-type="string" calcext:value-type="string">
            <text:p>files/webshell_finder.py — использование hashlib.md5 для fingerprinting контента </text:p>
            <text:p>Kraken</text:p>
          </table:table-cell>
          <table:table-cell table:style-name="ce8" office:value-type="string" calcext:value-type="string">
            <text:p>python\ncontent_hash = hashlib.md5(response.content).hexdigest()\n</text:p>
          </table:table-cell>
          <table:table-cell table:style-name="ce8" office:value-type="string" calcext:value-type="string">
            <text:p>MD5 — криптографически нарушаемый алгоритм; использование MD5 для целостности/фингерпринтинга может привести к коллизиям.</text:p>
          </table:table-cell>
          <table:table-cell table:style-name="ce7" office:value-type="string" calcext:value-type="string">
            <text:p>CWE-327 — Use of Broken or Risky Cryptographic Algorithm</text:p>
          </table:table-cell>
          <table:table-cell table:style-name="ce8" office:value-type="string" calcext:value-type="string">
            <text:p>Для хэширования контента использовать современные алгоритмы: hashlib.sha256(response.content).hexdigest() или sha3_256. Если требуется криптостойкость — использовать SHA-2/ SHA-3. Если нужен только быстрый некрипто хэш — document why и используйте xxhash/blake2b с осторожностью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8" office:value-type="string" calcext:value-type="string">
            <text:p>files/drupal_bruteforce.py: fetch_proxies() — получение прокси без таймаута / валидации </text:p>
            <text:p>Kraken</text:p>
          </table:table-cell>
          <table:table-cell table:style-name="ce8" office:value-type="string" calcext:value-type="string">
            <text:p>python\nresponse = requests.get(url)\nproxies = response.text.splitlines()\n</text:p>
          </table:table-cell>
          <table:table-cell table:style-name="ce8" office:value-type="string" calcext:value-type="string">
            <text:p>Запрос внешнего сервиса (ProxyScrape) без таймаута и дальнейшей валидации прокси. Использование ненадёжных публичных прокси для авторизационных запросов — риск перехвата/слива данных, а также блокировок.</text:p>
          </table:table-cell>
          <table:table-cell table:style-name="ce7" office:value-type="string" calcext:value-type="string">
            <text:p>Эвристика AI — Untrusted Proxy Use / Information Leakage</text:p>
          </table:table-cell>
          <table:table-cell table:style-name="ce8" office:value-type="string" calcext:value-type="string">
            <text:p>Добавить timeout к HTTP-запросам (requests.get(url, timeout=10)), валидировать формат прокси, не использовать публичные прокси для чувствительных операций, избегать отправки учётных данных через сторонние прокси. Рассмотреть использование доверенных прокси/платформ или VPN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table:style-name="ce8" office:value-type="string" calcext:value-type="string">
            <text:p>files/voip_bruteforce.py, files/telnet_bruteforce.py — monkey.patch_all() в глобальной области видимости </text:p>
            <text:p>Kraken</text:p>
          </table:table-cell>
          <table:table-cell table:style-name="ce8" office:value-type="string" calcext:value-type="string">
            <text:p>python\nfrom gevent import monkey\nmonkey.patch_all()\n</text:p>
          </table:table-cell>
          <table:table-cell table:style-name="ce8" office:value-type="string" calcext:value-type="string">
            <text:p>Глобальное патчение стандартной библиотеки может повлиять на поведение импортированных библиотек, вызвать неожиданные проблемы в контексте потоков/синхронного кода. Это «магическое» изменение глобального поведения процесса.</text:p>
          </table:table-cell>
          <table:table-cell table:style-name="ce7" office:value-type="string" calcext:value-type="string">
            <text:p>Эвристика AI — Bad Practice / Maintainability risk</text:p>
          </table:table-cell>
          <table:table-cell table:style-name="ce8" office:value-type="string" calcext:value-type="string">
            <text:p>Вызывать monkey.patch_all() только в тех модулях/контекстах, где вы полностью контролируете весь поток исполнения; документировать эффект; по возможности ограничивать патчинг (patch_only) или использовать явную асинхронную/параллельную модель (asyncio/gevent) и тестировать взаимодействие с внешними библиотеками.</text:p>
          </table:table-cell>
          <table:table-cell office:value-type="string" calcext:value-type="string">
            <text:p>ЛС</text:p>
          </table:table-cell>
        </table:table-row>
        <table:table-row table:style-name="ro9">
          <table:table-cell/>
          <table:table-cell table:style-name="ce8" office:value-type="string" calcext:value-type="string">
            <text:p>files/* — использование int(input(...)) без обработки исключений (пример в directory_finder.get_user_input) </text:p>
            <text:p>Kraken</text:p>
          </table:table-cell>
          <table:table-cell table:style-name="ce8" office:value-type="string" calcext:value-type="string">
            <text:p>python\nnum_threads = int(input(Fore.WHITE + \"[+] Enter number of threads ...\") or 10)\n</text:p>
          </table:table-cell>
          <table:table-cell table:style-name="ce8" office:value-type="string" calcext:value-type="string">
            <text:p>Непроверенная конвертация ввода в int может вызвать ValueError при неверном вводе — программа упадёт. Это классическая проблема преобразования типов.</text:p>
          </table:table-cell>
          <table:table-cell table:style-name="ce7" office:value-type="string" calcext:value-type="string">
            <text:p>CWE-704 — Incorrect Type Conversion or Cast</text:p>
          </table:table-cell>
          <table:table-cell table:style-name="ce8" office:value-type="string" calcext:value-type="string">
            <text:p>Оборачивать преобразование в try/except и валидировать диапазон: python\ntry:\n num_threads = int(user_input)\nexcept ValueError:\n num_threads = 10\n или использовать argparse/проверку и сообщения об ошибке пользователю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table:style-name="ce8" office:value-type="string" calcext:value-type="string">
            <text:p>files/* — массовое создание и запуск большого количества потоков/greenlets по умолчанию (например threads=40) без throttling — риск ресурсоёмкости (DoS локальной машины) </text:p>
            <text:p>Kraken</text:p>
          </table:table-cell>
          <table:table-cell table:style-name="ce8" office:value-type="string" calcext:value-type="string">
            <text:p>python\nthreads = int(input(... default: 40 ... ) or 40)\n# затем spawn/join большого числа задач\n</text:p>
          </table:table-cell>
          <table:table-cell table:style-name="ce8" office:value-type="string" calcext:value-type="string">
            <text:p>Значение по умолчанию и отсутствие механизмов rate-limiting / backoff может привести к исчерпанию ресурсов (CPU, память, сокеты) — локальный DoS. Также попытки агрессивного брутфорса могут нарушать закон/политику.</text:p>
          </table:table-cell>
          <table:table-cell table:style-name="ce7" office:value-type="string" calcext:value-type="string">
            <text:p>Эвристика AI — Resource Exhaustion / DoS</text:p>
          </table:table-cell>
          <table:table-cell table:style-name="ce8" office:value-type="string" calcext:value-type="string">
            <text:p>Ограничивать максимальное количество потоков пулом и применять экспоненциальный backoff / rate limiting. Добавить настройку max_workers = min(user_value, MAX_ALLOWED). Тоже: проверять легальность операций и добавлять подсказки предупреждения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table:style-name="ce8" office:value-type="string" calcext:value-type="string">
            <text:p>files/* — конкурентное добавление в списки без синхронизации (self.found_panels.append(...), self.found_directories.append(...)) — возможная повреждённость данных при многопоточности </text:p>
            <text:p>Kraken</text:p>
          </table:table-cell>
          <table:table-cell table:style-name="ce8" office:value-type="string" calcext:value-type="string">
            <text:p>python\nif response.status_code in [200, ...]:\n self.found_directories.append(full_url)\n</text:p>
          </table:table-cell>
          <table:table-cell table:style-name="ce8" office:value-type="string" calcext:value-type="string">
            <text:p>Добавление в общий список из нескольких потоков без блокировки может привести к corrupted state или потерянным элементам (race condition).</text:p>
          </table:table-cell>
          <table:table-cell table:style-name="ce7" office:value-type="string" calcext:value-type="string">
            <text:p>CWE-362 — Race Condition / Эвристика AI</text:p>
          </table:table-cell>
          <table:table-cell table:style-name="ce8" office:value-type="string" calcext:value-type="string">
            <text:p>Защищать операции модификации разделяемых структур with self.lock: self.found_directories.append(...). Использовать потокобезопасные структуры (например, queue.Queue для сборки результатов) или собирать результаты в локальных worker-структурах и аггрегировать в основном потоке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table:style-name="ce8" office:value-type="string" calcext:value-type="string">
            <text:p>files/webshell_finder.py — поиск сигнатур webshell: список ключевых слов включает eval( и т.п.; потенциально много false-positives и риск leak/info exposure при сохранении результатов </text:p>
            <text:p>Kraken</text:p>
          </table:table-cell>
          <table:table-cell table:style-name="ce8" office:value-type="string" calcext:value-type="string">
            <text:p>python\nwebshell_keywords = ['eval(', 'base64_decode', 'system(', 'shell_exec', ...]\n# проверка: if signature in response.text:\n# return report\n</text:p>
          </table:table-cell>
          <table:table-cell table:style-name="ce8" office:value-type="string" calcext:value-type="string">
            <text:p>Низкоуровневая сигнатура может давать большое количество ложноположительных результатов; при автоматическом логировании/репортах это может привести к ложным выводам и излишней публикации потенциально конфиденциальной информации.</text:p>
          </table:table-cell>
          <table:table-cell table:style-name="ce7" office:value-type="string" calcext:value-type="string">
            <text:p>Эвристика AI — Logic Flaw / False-positive risk</text:p>
          </table:table-cell>
          <table:table-cell table:style-name="ce8" office:value-type="string" calcext:value-type="string">
            <text:p>Усилить детектирование: комбинировать сигнатуры с контекстной проверкой (например, шаблоны регулярных выражений, порог совпадений), использовать эвристики (частота/контент), применять sandbox-проверку подозрительных файлов, избегать автоматического раскрытия содержимого в логах (маскировать)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table:style-name="ce8" office:value-type="string" calcext:value-type="string">
            <text:p>files/rdp_bruteforce.py — использование socket с коротким таймаутом, но в целом отсутствие контроля количества соединений/реюзов — риск соединений в TIME_WAIT и утечки дескрипторов при большом масштабе </text:p>
            <text:p>Kraken</text:p>
          </table:table-cell>
          <table:table-cell table:style-name="ce8" office:value-type="string" calcext:value-type="string">
            <text:p>python\nwith socket.socket(...) as sock:\n sock.settimeout(1)\n result = sock.connect_ex((ip, rdp_port))\n return result == 0\n</text:p>
          </table:table-cell>
          <table:table-cell table:style-name="ce8" office:value-type="string" calcext:value-type="string">
            <text:p>При массовом сканировании без управления пулом/delay можно исчерпать дескрипторы сокетов.</text:p>
          </table:table-cell>
          <table:table-cell table:style-name="ce7" office:value-type="string" calcext:value-type="string">
            <text:p>Эвристика AI — Resource Leak / Scalability</text:p>
          </table:table-cell>
          <table:table-cell table:style-name="ce8" office:value-type="string" calcext:value-type="string">
            <text:p>Использовать контролируемый пул соединений, ограничивать параллелизм, правильно обрабатывать исключения и задержки; мониторить использование сокетов; при длительных операциях добавлять backoff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admin_panel_finder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cpanel_bruteforce.py: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directory_finder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drupal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A FTP-related module is being imported. <text:s/>FTP is considered insecure. Use SSH/SFTP/SCP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2-import-ftp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FTP-related functions are being called. FTP is considered insecure. Use SSH/SFTP/SCP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ftp_bruteforce.py: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21-ftp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joomla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joomla_simplified.py: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kubernetes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lda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magento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office365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opencart_bruteforce.py: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prestashop_bruteforce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rd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ubprocess call with shell=True identifi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rdp_bruteforce.py: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2_subprocess_popen_with_shell_equals_tru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sh_bruteforce.py: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sh_bruteforce.py: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subdomain_finder.py: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A telnet-related module is being imported. <text:s/>Telnet is considered insecure. Use SSH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01-import-telnet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Telnet-related functions are being called. Telnet is considered insecure. Use SSH or some other encrypted protoc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telnet_bruteforce.py: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calls.html#b312-telnet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voip_bruteforce.py: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ebshell_finder.py: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ebshell_finder.py:1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ifi_bruteforce.py: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ifi_bruteforce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2"/>
          <table:table-cell office:value-type="string" calcext:value-type="string">
            <text:p>29 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oocommerce_bruteforce.py: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jasonxtn_Kraken/files/wordpress_bruteforce.py: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---------------------------------------</text:p>
          </table:table-cell>
          <table:table-cell table:style-name="ce6" office:value-type="string" calcext:value-type="string">
            <text:p>Файл/строка</text:p>
          </table:table-cell>
          <table:table-cell table:style-name="ce6" office:value-type="string" calcext:value-type="string">
            <text:p>Фрагмент кода</text:p>
          </table:table-cell>
          <table:table-cell table:style-name="ce6" office:value-type="string" calcext:value-type="string">
            <text:p>Описание ошибки</text:p>
          </table:table-cell>
          <table:table-cell table:style-name="ce6" office:value-type="string" calcext:value-type="string">
            <text:p>Классификация CWE/Тип</text:p>
          </table:table-cell>
          <table:table-cell table:style-name="ce6" office:value-type="string" calcext:value-type="string">
            <text:p>Рекомендации по устранению</text:p>
          </table:table-cell>
          <table:table-cell/>
        </table:table-row>
        <table:table-row table:style-name="ro15">
          <table:table-cell/>
          <table:table-cell table:style-name="ce8" office:value-type="string" calcext:value-type="string">
            <text:p>kraken.py:110</text:p>
          </table:table-cell>
          <table:table-cell table:style-name="ce8" office:value-type="string" calcext:value-type="string">
            <text:p>subprocess.call(['python', script_path])</text:p>
          </table:table-cell>
          <table:table-cell table:style-name="ce8" office:value-type="string" calcext:value-type="string">
            <text:p>Выполнение внешних скриптов без проверки пути, возможна атака path traversal для запуска произвольного кода</text:p>
          </table:table-cell>
          <table:table-cell table:style-name="ce8" office:value-type="string" calcext:value-type="string">
            <text:p>CWE-22: Path Traversal</text:p>
          </table:table-cell>
          <table:table-cell table:style-name="ce8" office:value-type="string" calcext:value-type="string">
            <text:p>Использовать os.path.realpath() и проверять, что путь находится внутри разрешенной директории перед выполнением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table:style-name="ce8" office:value-type="string" calcext:value-type="string">
            <text:p>files\wifi_bruteforce.py:128</text:p>
          </table:table-cell>
          <table:table-cell table:style-name="ce8" office:value-type="string" calcext:value-type="string">
            <text:p>command = f "aircrack-ng {pcap_file} -w {wordlist} ..."&lt;br&gt;os.system(command)</text:p>
          </table:table-cell>
          <table:table-cell table:style-name="ce8" office:value-type="string" calcext:value-type="string">
            <text:p>Формирование командной строки с использованием непроверенных входных данных, возможна OS Command Injection</text:p>
          </table:table-cell>
          <table:table-cell table:style-name="ce8" office:value-type="string" calcext:value-type="string">
            <text:p>CWE-78: OS Command Injection</text:p>
          </table:table-cell>
          <table:table-cell table:style-name="ce8" office:value-type="string" calcext:value-type="string">
            <text:p>Использовать параметризованные вызовы через subprocess.run() с аргументами в виде списка: subprocess.run(["aircrack-ng", pcap_file, "-w", wordlist, "-out", output_path])</text:p>
          </table:table-cell>
          <table:table-cell office:value-type="string" calcext:value-type="string">
            <text:p>ОН</text:p>
          </table:table-cell>
        </table:table-row>
        <table:table-row table:style-name="ro15">
          <table:table-cell/>
          <table:table-cell table:style-name="ce8" office:value-type="string" calcext:value-type="string">
            <text:p>files\webshell_finder.py:85</text:p>
          </table:table-cell>
          <table:table-cell table:style-name="ce8" office:value-type="string" calcext:value-type="string">
            <text:p>content_hash = hashlib.md5(response.content).hexdiges t()</text:p>
          </table:table-cell>
          <table:table-cell table:style-name="ce8" office:value-type="string" calcext:value-type="string">
            <text:p>Использование криптографически слабого алгоритма MD5 для проверки целостности контента</text:p>
          </table:table-cell>
          <table:table-cell table:style-name="ce8" office:value-type="string" calcext:value-type="string">
            <text:p>CWE-327: Use of Broken or Risky Cryptographic Algorithm</text:p>
          </table:table-cell>
          <table:table-cell table:style-name="ce8" office:value-type="string" calcext:value-type="string">
            <text:p>Заменить MD5 на более надежный алгоритм, например SHA-256 или SHA3-256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8" office:value-type="string" calcext:value-type="string">
            <text:p>files\admin_panel_finder.py:97</text:p>
          </table:table-cell>
          <table:table-cell table:style-name="ce8" office:value-type="string" calcext:value-type="string">
            <text:p>full_url = f "{self.base_url}/{path} "</text:p>
          </table:table-cell>
          <table:table-cell table:style-name="ce8" office:value-type="string" calcext:value-type="string">
            <text:p>Отсутствие валидации URL может привести к SSRF (Server-Side Request Forgery), когда злоумышленник заставит систему делать запросы на внутренние ресурсы</text:p>
          </table:table-cell>
          <table:table-cell table:style-name="ce8" office:value-type="string" calcext:value-type="string">
            <text:p>Эвристика AI: SSRF (Server-Side Request Forgery)</text:p>
          </table:table-cell>
          <table:table-cell table:style-name="ce8" office:value-type="string" calcext:value-type="string">
            <text:p>Реализовать белый список разрешенных доменов и валидировать URL перед отправкой запросов, использовать библиотеку urllib.parse для безопасного разбора URL</text:p>
          </table:table-cell>
          <table:table-cell office:value-type="string" calcext:value-type="string">
            <text:p>УО</text:p>
          </table:table-cell>
        </table:table-row>
        <table:table-row table:style-name="ro17">
          <table:table-cell/>
          <table:table-cell table:style-name="ce8" office:value-type="string" calcext:value-type="string">
            <text:p>files\voip_bruteforce.py:89-95</text:p>
          </table:table-cell>
          <table:table-cell table:style-name="ce8" office:value-type="string" calcext:value-type="string">
            <text:p>sip_message = f "REGISTER sip:{target_ip}:{port} SIP/2.0\r\n "&lt;br&gt;response = SIPProxy.send_request(sip_message)</text:p>
          </table:table-cell>
          <table:table-cell table:style-name="ce8" office:value-type="string" calcext:value-type="string">
            <text:p>Отсутствие ограничений на количество запросов, возможна DoS-атака на целевой SIP-сервер при агрессивном брутфорсе</text:p>
          </table:table-cell>
          <table:table-cell table:style-name="ce8" office:value-type="string" calcext:value-type="string">
            <text:p>CWE-400: Uncontrolled Resource Consumption</text:p>
          </table:table-cell>
          <table:table-cell table:style-name="ce8" office:value-type="string" calcext:value-type="string">
            <text:p>Внедрить механизм ограничения запросов (rate limiting), добавить экспоненциальную задержку после неудачных попыток и реализовать настройки для ограничения частоты запросов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8" office:value-type="string" calcext:value-type="string">
            <text:p>files\ftp_bruteforce.py:110</text:p>
          </table:table-cell>
          <table:table-cell table:style-name="ce8" office:value-type="string" calcext:value-type="string">
            <text:p>with open(result_file_path, "a ") as result_file:</text:p>
          </table:table-cell>
          <table:table-cell table:style-name="ce8" office:value-type="string" calcext:value-type="string">
            <text:p>Результаты брутфорс-атак сохраняются в незашифрованном виде, возможна утечка конфиденциальных данных при компрометации системы</text:p>
          </table:table-cell>
          <table:table-cell table:style-name="ce8" office:value-type="string" calcext:value-type="string">
            <text:p>Эвристика AI: Конфиденциальность данных</text:p>
          </table:table-cell>
          <table:table-cell table:style-name="ce8" office:value-type="string" calcext:value-type="string">
            <text:p>Шифровать файлы с результатами с использованием ключа, введенного пользователем, или хранить только информацию о том, что атака была успешной, без сохранения самих учетных данных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table:style-name="ce8" office:value-type="string" calcext:value-type="string">
            <text:p>files\joomla_bruteforce.py:139</text:p>
          </table:table-cell>
          <table:table-cell table:style-name="ce8" office:value-type="string" calcext:value-type="string">
            <text:p>if 'logout' in response.text:</text:p>
          </table:table-cell>
          <table:table-cell table:style-name="ce8" office:value-type="string" calcext:value-type="string">
            <text:p>Неправильная проверка успешной аутентификации только по наличию ключевого слова в ответе</text:p>
          </table:table-cell>
          <table:table-cell table:style-name="ce8" office:value-type="string" calcext:value-type="string">
            <text:p>Эвристика AI: Logic Flaw</text:p>
          </table:table-cell>
          <table:table-cell table:style-name="ce8" office:value-type="string" calcext:value-type="string">
            <text:p>Проверять наличие конкретных паттернов в ответе, характерных именно для успешной аутентификации, использовать несколько проверок и анализировать HTTP-статус коды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8" office:value-type="string" calcext:value-type="string">
            <text:p>files\ssh_bruteforce.py:119</text:p>
          </table:table-cell>
          <table:table-cell table:style-name="ce8" office:value-type="string" calcext:value-type="string">
            <text:p>client.connect(hostname=ip, username=username, password=password, port=port, timeout=10)</text:p>
          </table:table-cell>
          <table:table-cell table:style-name="ce8" office:value-type="string" calcext:value-type="string">
            <text:p>Отсутствие механизма блокировки после множества неудачных попыток, что приводит к быстрой блокировке IP на целевом сервере</text:p>
          </table:table-cell>
          <table:table-cell table:style-name="ce8" office:value-type="string" calcext:value-type="string">
            <text:p>Эвристика AI: Плохая практика</text:p>
          </table:table-cell>
          <table:table-cell table:style-name="ce8" office:value-type="string" calcext:value-type="string">
            <text:p>Реализовать адаптивный механизм с увеличением задержки между попытками и возможностью переключения на другие IP при блокировке</text:p>
          </table:table-cell>
          <table:table-cell office:value-type="string" calcext:value-type="string">
            <text:p>УО</text:p>
          </table:table-cell>
        </table:table-row>
        <table:table-row table:style-name="ro17">
          <table:table-cell/>
          <table:table-cell table:style-name="ce8" office:value-type="string" calcext:value-type="string">
            <text:p>kraken.py:93-105</text:p>
          </table:table-cell>
          <table:table-cell table:style-name="ce8" office:value-type="string" calcext:value-type="string">
            <text:p>tools_mapping = {&lt;br&gt;'3': 'ldap_b ruteforce.py',&lt;br&gt;'15': 'of fice365_bruteforce.py',&lt;br&gt;'19': 'wordpress_brutef orce.py',&lt;br&gt;}</text:p>
          </table:table-cell>
          <table:table-cell table:style-name="ce8" office:value-type="string" calcext:value-type="string">
            <text:p>Синтаксические ошибки в именах файлов из-за пробелов, приведут к невозможности запуска некоторых инструментов</text:p>
          </table:table-cell>
          <table:table-cell table:style-name="ce8" office:value-type="string" calcext:value-type="string">
            <text:p>Эвристика AI: Resource Leak</text:p>
          </table:table-cell>
          <table:table-cell table:style-name="ce8" office:value-type="string" calcext:value-type="string">
            <text:p>Исправить опечатки в именах файлов, добавить валидацию существования файлов при инициализации маппинга</text:p>
          </table:table-cell>
          <table:table-cell office:value-type="string" calcext:value-type="string">
            <text:p>ЛС</text:p>
          </table:table-cell>
        </table:table-row>
        <table:table-row table:style-name="ro7">
          <table:table-cell/>
          <table:table-cell table:style-name="ce8" office:value-type="string" calcext:value-type="string">
            <text:p>files\directory_finder.py:145, files\subdomain_finder.py:137</text:p>
          </table:table-cell>
          <table:table-cell table:style-name="ce8" office:value-type="string" calcext:value-type="string">
            <text:p>response = requests.get(full_url, headers=headers, timeout=5)</text:p>
          </table:table-cell>
          <table:table-cell table:style-name="ce8" office:value-type="string" calcext:value-type="string">
            <text:p>Отсутствие адекватной обработки ошибок сетевых запросов в многопоточной среде, возможны состояния гонки при работе с общими ресурсами</text:p>
          </table:table-cell>
          <table:table-cell table:style-name="ce8" office:value-type="string" calcext:value-type="string">
            <text:p>Эвристика AI: Race Condition</text:p>
          </table:table-cell>
          <table:table-cell table:style-name="ce8" office:value-type="string" calcext:value-type="string">
            <text:p>Использовать thread-safe коллекции для хранения результатов, добавить блокировки (Lock) при записи в общие структуры данных, реализовать корректную обработку исключений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8" office:value-type="string" calcext:value-type="string">
            <text:p>files\rdp_bruteforce.py:26</text:p>
          </table:table-cell>
          <table:table-cell table:style-name="ce8" office:value-type="string" calcext:value-type="string">
            <text:p>import nmap&lt;br&gt;nm = nmap.PortScanner()</text:p>
          </table:table-cell>
          <table:table-cell table:style-name="ce8" office:value-type="string" calcext:value-type="string">
            <text:p>Использование библиотеки nmap без проверки прав на выполнение, инструмент может быть заблокирован на многих системах из-за требований к правам</text:p>
          </table:table-cell>
          <table:table-cell table:style-name="ce8" office:value-type="string" calcext:value-type="string">
            <text:p>Эвристика AI: Privilege Escalation</text:p>
          </table:table-cell>
          <table:table-cell table:style-name="ce8" office:value-type="string" calcext:value-type="string">
            <text:p>Проверить права доступа перед запуском сканера, использовать более легковесные методы проверки портов, где это возможно, разделить функционал сканирования и брутфорса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33:50.853329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13:34.553490100</meta:creation-date>
    <dc:date>2025-12-01T03:04:53.368266900</dc:date>
    <meta:editing-duration>PT51M6S</meta:editing-duration>
    <meta:editing-cycles>4</meta:editing-cycles>
    <meta:generator>LibreOffice/25.2.6.2$Windows_X86_64 LibreOffice_project/729c5bfe710f5eb71ed3bbde9e06a6065e9c6c5d</meta:generator>
    <meta:document-statistic meta:table-count="3" meta:cell-count="861" meta:object-count="0"/>
  </office:meta>
</office:document-meta>
</file>